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2.028cm"/>
    </style:style>
    <style:style style:name="co9" style:family="table-column">
      <style:table-column-properties fo:break-before="auto" style:column-width="3.164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text-properties fo:language="en" fo:country="US"/>
    </style:style>
    <style:style style:name="ce7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11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5" style:family="table-cell" style:parent-style-name="Default"/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5" table:default-cell-style-name="ce13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8" table:number-columns-repeated="242" table:default-cell-style-name="ce4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ooc:=AND([.Q2:.Q10000])" office:value-type="boolean" office:boolean-value="true">
            <text:p>ИСТИНА</text:p>
          </table:table-cell>
          <table:table-cell table:style-name="ce5" table:number-columns-repeated="239"/>
        </table:table-row>
        <table:table-row table:style-name="ro2">
          <table:table-cell table:style-name="ce2" office:value-type="float" office:value="1.18844341233522">
            <text:p>1,18844</text:p>
          </table:table-cell>
          <table:table-cell table:formula="oooc:=NPV([.C2];[.D2:.G2])" office:value-type="currency" office:currency="RUB" office:value="1.18844341233522">
            <text:p>1,19руб.</text:p>
          </table:table-cell>
          <table:table-cell table:style-name="ce7" office:value-type="percentage" office:value="0.1">
            <text:p>10%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.2">
            <text:p>4,2</text:p>
          </table:table-cell>
          <table:table-cell table:style-name="ce8" office:value-type="float" office:value="6.8">
            <text:p>6,8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V</text:p>
          </table:table-cell>
          <table:table-cell table:style-name="ce14"/>
          <table:table-cell/>
          <table:table-cell/>
          <table:table-cell table:style-name="ce15" table:formula="oooc:=IF(ISBLANK([.M2]);[.A2];[.M2])" office:value-type="float" office:value="1.18844341233522">
            <text:p>1,18844</text:p>
          </table:table-cell>
          <table:table-cell table:style-name="ce15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92206155493236">
            <text:p>1,92206</text:p>
          </table:table-cell>
          <table:table-cell table:formula="oooc:=NPV([.C3];[.E3:.I3])+[.D3]" office:value-type="currency" office:currency="RUB" office:value="1.92206155493236">
            <text:p>1,92руб.</text:p>
          </table:table-cell>
          <table:table-cell table:style-name="ce7" office:value-type="percentage" office:value="0.08">
            <text:p>8%</text:p>
          </table:table-cell>
          <table:table-cell table:style-name="ce9" office:value-type="float" office:value="-40">
            <text:p>-4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.2">
            <text:p>9,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4.5">
            <text:p>14,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93cm" svg:height="1.968cm" svg:x="34.649cm" svg:y="1.089cm" draw:caption-point-x="-34.649cm" draw:caption-point-y="-1.089cm">
              <dc:date>2007-11-27T00:00:00</dc:date>
              <text:p text:style-name="P1"><text:span text:style-name="T1">peo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3]);[.A3];[.M3])" office:value-type="float" office:value="1.92206155493236">
            <text:p>1,92206</text:p>
          </table:table-cell>
          <table:table-cell table:style-name="ce15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/>
          <table:table-cell table:style-name="ce9" table:number-columns-repeated="6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2" office:value-type="float" office:value="0.0625220116777321">
            <text:p>0,06252</text:p>
          </table:table-cell>
          <table:table-cell table:formula="oooc:=MIRR([.C5:.G5];[.H5];[.I5])" office:value-type="percentage" office:value="0.0625220116777321">
            <text:p>6,25%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7">
            <text:p>37</text:p>
          </table:table-cell>
          <table:table-cell table:style-name="ce7" office:value-type="percentage" office:value="0.1">
            <text:p>10%</text:p>
          </table:table-cell>
          <table:table-cell table:style-name="ce7" office:value-type="percentage" office:value="0.12">
            <text:p>12%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MIRR</text:p>
          </table:table-cell>
          <table:table-cell table:style-name="ce14"/>
          <table:table-cell office:value-type="string">
            <office:annotation draw:style-name="gr1" draw:text-style-name="P1" svg:width="3.576cm" svg:height="1.975cm" svg:x="31.522cm" svg:y="2.013cm" draw:caption-point-x="-31.522cm" draw:caption-point-y="-2.013cm">
              <dc:date>2007-11-27T00:00:00</dc:date>
              <text:p text:style-name="P1"><text:span text:style-name="T1">peo:</text:span></text:p>
              <text:p text:style-name="P1"><text:span text:style-name="T2">Requires fractional exponents.</text:span></text:p>
            </office:annotation>
            <text:p>bigdecimal</text:p>
          </table:table-cell>
          <table:table-cell/>
          <table:table-cell table:style-name="ce15" table:formula="oooc:=IF(ISBLANK([.M5]);[.A5];[.M5])" office:value-type="float" office:value="0.0625220116777321">
            <text:p>0,06252</text:p>
          </table:table-cell>
          <table:table-cell table:style-name="ce15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2" office:value-type="float" office:value="0.0866309480365316">
            <text:p>0,08663</text:p>
          </table:table-cell>
          <table:table-cell table:formula="oooc:=IRR([.C7:.H7])" office:value-type="percentage" office:value="0.0866309480365316">
            <text:p>8,66%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6">
            <text:p>26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 office:value-type="string">
            <text:p>IRR</text:p>
          </table:table-cell>
          <table:table-cell table:style-name="ce14"/>
          <table:table-cell/>
          <table:table-cell/>
          <table:table-cell table:style-name="ce15" table:formula="oooc:=IF(ISBLANK([.M7]);[.A7];[.M7])" office:value-type="float" office:value="0.0866309480365316">
            <text:p>0,08663</text:p>
          </table:table-cell>
          <table:table-cell table:style-name="ce15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443506941334741">
            <text:p>-0,44351</text:p>
          </table:table-cell>
          <table:table-cell table:formula="oooc:=IRR([.C8:.E8];[.F8])" office:value-type="percentage" office:value="-0.443506941334741">
            <text:p>-44,35%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7" office:value-type="percentage" office:value="-0.1">
            <text:p>-10%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8]);[.A8];[.M8])" office:value-type="float" office:value="-0.443506941334741">
            <text:p>-0,44351</text:p>
          </table:table-cell>
          <table:table-cell table:style-name="ce15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518816549542123">
            <text:p>0,05188</text:p>
          </table:table-cell>
          <table:table-cell table:formula="oooc:=IRR([.C9:.G9])" office:value-type="percentage" office:value="0.0518816549542123">
            <text:p>5,19%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10">
            <text:p>-10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9]);[.A9];[.M9])" office:value-type="float" office:value="0.0518816549542123">
            <text:p>0,05188</text:p>
          </table:table-cell>
          <table:table-cell table:style-name="ce15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IRR([.C10:.G10])" office:value-type="percentage" office:value="0">
            <text:p>Err:52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1">
            <text:p>2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23</text:p>
          </table:table-cell>
          <table:table-cell/>
          <table:table-cell/>
          <table:table-cell table:style-name="ce15" table:formula="oooc:=IF(ISBLANK([.M10]);[.A10];[.M10])" office:value-type="string" office:string-value="Err:523">
            <text:p>Err:523</text:p>
          </table:table-cell>
          <table:table-cell table:style-name="ce15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3" office:value-type="float" office:value="2752.96176">
            <text:p>2752,96176</text:p>
          </table:table-cell>
          <table:table-cell table:formula="oooc:=DB([.C12];[.D12];[.E12];[.F12])" office:value-type="currency" office:currency="RUB" office:value="2752.96176">
            <text:p>2 752,96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B</text:p>
          </table:table-cell>
          <table:table-cell table:style-name="ce14"/>
          <table:table-cell/>
          <table:table-cell/>
          <table:table-cell table:style-name="ce15" table:formula="oooc:=IF(ISBLANK([.M12]);[.A12];[.M12])" office:value-type="float" office:value="2752.96176">
            <text:p>2752,96176</text:p>
          </table:table-cell>
          <table:table-cell table:style-name="ce15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003.42346803098">
            <text:p>1003,42347</text:p>
          </table:table-cell>
          <table:table-cell table:formula="oooc:=DB([.C13];[.D13];[.E13];[.F13])" office:value-type="currency" office:currency="RUB" office:value="1003.42346803098">
            <text:p>1 003,42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13]);[.A13];[.M13])" office:value-type="float" office:value="1003.42346803098">
            <text:p>1003,42347</text:p>
          </table:table-cell>
          <table:table-cell table:style-name="ce15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284.177276717334">
            <text:p>284,17728</text:p>
          </table:table-cell>
          <table:table-cell table:formula="oooc:=DB([.C14];[.D14];[.E14];[.F14])" office:value-type="currency" office:currency="RUB" office:value="284.177276717334">
            <text:p>284,18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14]);[.A14];[.M14])" office:value-type="float" office:value="284.177276717334">
            <text:p>284,17728</text:p>
          </table:table-cell>
          <table:table-cell table:style-name="ce15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605.89436">
            <text:p>1605,89436</text:p>
          </table:table-cell>
          <table:table-cell table:formula="oooc:=DB([.C15];[.D15];[.E15];[.F15];[.G15])" office:value-type="currency" office:currency="RUB" office:value="1605.89436">
            <text:p>1 605,89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15]);[.A15];[.M15])" office:value-type="float" office:value="1605.89436">
            <text:p>1605,89436</text:p>
          </table:table-cell>
          <table:table-cell table:style-name="ce15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123.41672916939">
            <text:p>1123,41673</text:p>
          </table:table-cell>
          <table:table-cell table:formula="oooc:=DB([.C16];[.D16];[.E16];[.F16];[.G16])" office:value-type="currency" office:currency="RUB" office:value="1123.41672916939">
            <text:p>1 123,42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16]);[.A16];[.M16])" office:value-type="float" office:value="1123.41672916939">
            <text:p>1123,41673</text:p>
          </table:table-cell>
          <table:table-cell table:style-name="ce15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03.004395543481">
            <text:p>103,0044</text:p>
          </table:table-cell>
          <table:table-cell table:formula="oooc:=DB([.C17];[.D17];[.E17];[.F17];[.G17])" office:value-type="currency" office:currency="RUB" office:value="103.004395543481">
            <text:p>103,00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7">
            <text:p>7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17]);[.A17];[.M17])" office:value-type="float" office:value="103.004395543481">
            <text:p>103,0044</text:p>
          </table:table-cell>
          <table:table-cell table:style-name="ce15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2" office:value-type="float" office:value="2469.024">
            <text:p>2469,024</text:p>
          </table:table-cell>
          <table:table-cell table:formula="oooc:=DDB([.C19];[.D19];[.E19];[.F19])" office:value-type="currency" office:currency="RUB" office:value="2469.024">
            <text:p>2 469,02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DB</text:p>
          </table:table-cell>
          <table:table-cell table:style-name="ce14"/>
          <table:table-cell/>
          <table:table-cell/>
          <table:table-cell table:style-name="ce15" table:formula="oooc:=IF(ISBLANK([.M19]);[.A19];[.M19])" office:value-type="float" office:value="2469.024">
            <text:p>2469,024</text:p>
          </table:table-cell>
          <table:table-cell table:style-name="ce15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04.545157460532">
            <text:p>904,54516</text:p>
          </table:table-cell>
          <table:table-cell table:formula="oooc:=DDB([.C20];[.D20];[.E20];[.F20])" office:value-type="currency" office:currency="RUB" office:value="904.545157460532">
            <text:p>904,55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.5">
            <text:p>5,5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20]);[.A20];[.M20])" office:value-type="float" office:value="904.545157460532">
            <text:p>904,54516</text:p>
          </table:table-cell>
          <table:table-cell table:style-name="ce15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31.386791657472">
            <text:p>331,38679</text:p>
          </table:table-cell>
          <table:table-cell table:formula="oooc:=DDB([.C21];[.D21];[.E21];[.F21])" office:value-type="currency" office:currency="RUB" office:value="331.386791657472">
            <text:p>331,39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21]);[.A21];[.M21])" office:value-type="float" office:value="331.386791657472">
            <text:p>331,38679</text:p>
          </table:table-cell>
          <table:table-cell table:style-name="ce15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851.768">
            <text:p>1851,768</text:p>
          </table:table-cell>
          <table:table-cell table:formula="oooc:=DDB([.C22];[.D22];[.E22];[.F22];[.G22])" office:value-type="currency" office:currency="RUB" office:value="1851.768">
            <text:p>1 851,77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,5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22]);[.A22];[.M22])" office:value-type="float" office:value="1851.768">
            <text:p>1851,768</text:p>
          </table:table-cell>
          <table:table-cell table:style-name="ce15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91.192946596795">
            <text:p>891,19295</text:p>
          </table:table-cell>
          <table:table-cell table:formula="oooc:=DDB([.C23];[.D23];[.E23];[.F23];[.G23])" office:value-type="currency" office:currency="RUB" office:value="891.192946596795">
            <text:p>891,19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1.5">
            <text:p>1,5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23]);[.A23];[.M23])" office:value-type="float" office:value="891.192946596795">
            <text:p>891,19295</text:p>
          </table:table-cell>
          <table:table-cell table:style-name="ce15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28.900849384954">
            <text:p>428,90085</text:p>
          </table:table-cell>
          <table:table-cell table:formula="oooc:=DDB([.C24];[.D24];[.E24];[.F24];[.G24])" office:value-type="currency" office:currency="RUB" office:value="428.900849384955">
            <text:p>428,90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float" office:value="1.5">
            <text:p>1,5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24]);[.A24];[.M24])" office:value-type="float" office:value="428.900849384954">
            <text:p>428,90085</text:p>
          </table:table-cell>
          <table:table-cell table:style-name="ce15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357.47">
            <text:p>11357,47</text:p>
          </table:table-cell>
          <table:table-cell table:formula="oooc:=DDB([.C25];[.D25];[.E25];[.F25];[.G25])" office:value-type="currency" office:currency="RUB" office:value="11357.47">
            <text:p>11 357,47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.1">
            <text:p>10,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25]);[.A25];[.M25])" office:value-type="float" office:value="11357.47">
            <text:p>11357,47</text:p>
          </table:table-cell>
          <table:table-cell table:style-name="ce15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DDB([.C26];[.D26];[.E26];[.F26];[.G26])" office:value-type="currency" office:currency="RUB" office:value="0">
            <text:p>0,00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.001">
            <text:p>1,001</text:p>
          </table:table-cell>
          <table:table-cell table:style-name="ce8" office:value-type="float" office:value="10.1">
            <text:p>10,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26]);[.A26];[.M26])" office:value-type="float" office:value="0">
            <text:p>0</text:p>
          </table:table-cell>
          <table:table-cell table:style-name="ce15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3" office:value-type="float" office:value="2250">
            <text:p>2250</text:p>
          </table:table-cell>
          <table:table-cell table:formula="oooc:=SLN([.C28];[.D28];[.E28])" office:value-type="currency" office:currency="RUB" office:value="2250">
            <text:p>2 250,00руб.</text:p>
          </table:table-cell>
          <table:table-cell table:style-name="ce9" office:value-type="float" office:value="30000">
            <text:p>30000</text:p>
          </table:table-cell>
          <table:table-cell table:style-name="ce8" office:value-type="float" office:value="7500">
            <text:p>750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SLN</text:p>
          </table:table-cell>
          <table:table-cell table:style-name="ce14"/>
          <table:table-cell/>
          <table:table-cell/>
          <table:table-cell table:style-name="ce15" table:formula="oooc:=IF(ISBLANK([.M28]);[.A28];[.M28])" office:value-type="float" office:value="2250">
            <text:p>2250</text:p>
          </table:table-cell>
          <table:table-cell table:style-name="ce15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2247.77222777223">
            <text:p>2247,77223</text:p>
          </table:table-cell>
          <table:table-cell table:formula="oooc:=SLN([.C29];[.D29];[.E29])" office:value-type="currency" office:currency="RUB" office:value="2247.77222777223">
            <text:p>2 247,77руб.</text:p>
          </table:table-cell>
          <table:table-cell table:style-name="ce9" office:value-type="float" office:value="29999.95">
            <text:p>29999,95</text:p>
          </table:table-cell>
          <table:table-cell table:style-name="ce8" office:value-type="float" office:value="7499.75">
            <text:p>7499,75</text:p>
          </table:table-cell>
          <table:table-cell table:style-name="ce8" office:value-type="float" office:value="10.01">
            <text:p>10,01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29]);[.A29];[.M29])" office:value-type="float" office:value="2247.77222777223">
            <text:p>2247,77223</text:p>
          </table:table-cell>
          <table:table-cell table:style-name="ce15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3" office:value-type="float" office:value="4090.90909090909">
            <text:p>4090,90909</text:p>
          </table:table-cell>
          <table:table-cell table:formula="oooc:=SYD([.C31];[.D31];[.E31];[.F31])" office:value-type="currency" office:currency="RUB" office:value="4090.90909090909">
            <text:p>4 090,91руб.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7500">
            <text:p>75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SYD</text:p>
          </table:table-cell>
          <table:table-cell table:style-name="ce14"/>
          <table:table-cell/>
          <table:table-cell/>
          <table:table-cell table:style-name="ce15" table:formula="oooc:=IF(ISBLANK([.M31]);[.A31];[.M31])" office:value-type="float" office:value="4090.90909090909">
            <text:p>4090,90909</text:p>
          </table:table-cell>
          <table:table-cell table:style-name="ce15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409.090909090909">
            <text:p>409,09091</text:p>
          </table:table-cell>
          <table:table-cell table:formula="oooc:=SYD([.C32];[.D32];[.E32];[.F32])" office:value-type="currency" office:currency="RUB" office:value="409.090909090909">
            <text:p>409,09руб.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7500">
            <text:p>7500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32]);[.A32];[.M32])" office:value-type="float" office:value="409.090909090909">
            <text:p>409,09091</text:p>
          </table:table-cell>
          <table:table-cell table:style-name="ce15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3270.60046220809">
            <text:p>3270,60046</text:p>
          </table:table-cell>
          <table:table-cell table:formula="oooc:=SYD([.C33];[.D33];[.E33];[.F33])" office:value-type="currency" office:currency="RUB" office:value="3270.60046220809">
            <text:p>3 270,60руб.</text:p>
          </table:table-cell>
          <table:table-cell table:style-name="ce9" office:value-type="float" office:value="29999.95">
            <text:p>29999,95</text:p>
          </table:table-cell>
          <table:table-cell table:style-name="ce8" office:value-type="float" office:value="7499.75">
            <text:p>7499,75</text:p>
          </table:table-cell>
          <table:table-cell table:style-name="ce8" office:value-type="float" office:value="10.01">
            <text:p>10,01</text:p>
          </table:table-cell>
          <table:table-cell table:style-name="ce8" office:value-type="float" office:value="3">
            <text:p>3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33]);[.A33];[.M33])" office:value-type="float" office:value="3270.60046220809">
            <text:p>3270,60046</text:p>
          </table:table-cell>
          <table:table-cell table:style-name="ce15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/>
          <table:table-cell table:style-name="ce8" table:number-columns-repeated="6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3" office:value-type="float" office:value="2581.40337406014">
            <text:p>2581,40337</text:p>
          </table:table-cell>
          <table:table-cell table:formula="oooc:=FV([.C35];[.D35];[.E35];[.F35];[.G35])" office:value-type="currency" office:currency="RUB" office:value="2581.40337406014">
            <text:p>2 581,40руб.</text:p>
          </table:table-cell>
          <table:table-cell table:style-name="ce10" office:value-type="percentage" office:value="0.005">
            <text:p>0,50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500">
            <text:p>-5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FV</text:p>
          </table:table-cell>
          <table:table-cell table:style-name="ce14"/>
          <table:table-cell office:value-type="string">
            <office:annotation draw:style-name="gr1" draw:text-style-name="P1" svg:width="3.587cm" svg:height="1.966cm" svg:x="33.419cm" svg:y="15.837cm" draw:caption-point-x="-33.419cm" draw:caption-point-y="-15.83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35]);[.A35];[.M35])" office:value-type="float" office:value="2581.40337406014">
            <text:p>2581,40337</text:p>
          </table:table-cell>
          <table:table-cell table:style-name="ce15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2682.503013197">
            <text:p>12682,50301</text:p>
          </table:table-cell>
          <table:table-cell table:formula="oooc:=FV([.C36];[.D36];[.E36])" office:value-type="currency" office:currency="RUB" office:value="12682.503013197">
            <text:p>12 682,50руб.</text:p>
          </table:table-cell>
          <table:table-cell table:style-name="ce10" office:value-type="percentage" office:value="0.01">
            <text:p>1,00%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48cm" svg:x="33.419cm" svg:y="16.281cm" draw:caption-point-x="-33.419cm" draw:caption-point-y="-16.28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36]);[.A36];[.M36])" office:value-type="float" office:value="12682.503013197">
            <text:p>12682,50301</text:p>
          </table:table-cell>
          <table:table-cell table:style-name="ce15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82898.0651431564">
            <text:p>82898,06514</text:p>
          </table:table-cell>
          <table:table-cell table:formula="oooc:=FV([.C37];[.D37];[.E37];0;[.F37])" office:value-type="currency" office:currency="RUB" office:value="82898.0651431564">
            <text:p>82 898,07руб.</text:p>
          </table:table-cell>
          <table:table-cell table:style-name="ce10" office:value-type="percentage" office:value="0.0092">
            <text:p>0,92%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-2000">
            <text:p>-2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48cm" svg:x="33.419cm" svg:y="16.752cm" draw:caption-point-x="-33.419cm" draw:caption-point-y="-16.75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37]);[.A37];[.M37])" office:value-type="float" office:value="82898.0651431564">
            <text:p>82898,06514</text:p>
          </table:table-cell>
          <table:table-cell table:style-name="ce15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2301.40183034091">
            <text:p>2301,40183</text:p>
          </table:table-cell>
          <table:table-cell table:formula="oooc:=FV([.C38];[.D38];[.E38];[.F38];[.G38])" office:value-type="currency" office:currency="RUB" office:value="2301.40183034091">
            <text:p>2 301,40руб.</text:p>
          </table:table-cell>
          <table:table-cell table:style-name="ce10" office:value-type="percentage" office:value="0.005">
            <text:p>0,50%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13cm" svg:x="33.419cm" svg:y="17.223cm" draw:caption-point-x="-33.419cm" draw:caption-point-y="-17.22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38]);[.A38];[.M38])" office:value-type="float" office:value="2301.40183034091">
            <text:p>2301,40183</text:p>
          </table:table-cell>
          <table:table-cell table:style-name="ce15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2295.23404915446">
            <text:p>2295,23405</text:p>
          </table:table-cell>
          <table:table-cell table:formula="oooc:=FV([.C39];[.D39];[.E39];[.F39])" office:value-type="currency" office:currency="RUB" office:value="2295.23404915446">
            <text:p>2 295,23руб.</text:p>
          </table:table-cell>
          <table:table-cell table:style-name="ce10" office:value-type="percentage" office:value="0.005">
            <text:p>0,50%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03cm" svg:x="33.419cm" svg:y="17.694cm" draw:caption-point-x="-33.419cm" draw:caption-point-y="-17.694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39]);[.A39];[.M39])" office:value-type="float" office:value="2295.23404915446">
            <text:p>2295,23405</text:p>
          </table:table-cell>
          <table:table-cell table:style-name="ce15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2200">
            <text:p>2200</text:p>
          </table:table-cell>
          <table:table-cell table:formula="oooc:=FV([.C40];[.D40];[.E40];[.F40])" office:value-type="currency" office:currency="RUB" office:value="2200">
            <text:p>2 200,00руб.</text:p>
          </table:table-cell>
          <table:table-cell table:style-name="ce10" office:value-type="percentage" office:value="0">
            <text:p>0,00%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03cm" svg:x="33.419cm" svg:y="18.165cm" draw:caption-point-x="-33.419cm" draw:caption-point-y="-18.165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40]);[.A40];[.M40])" office:value-type="float" office:value="2200">
            <text:p>2200</text:p>
          </table:table-cell>
          <table:table-cell table:style-name="ce15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/>
          <table:table-cell table:style-name="ce8" table:number-columns-repeated="6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3" office:value-type="float" office:value="59.6738656742946">
            <text:p>59,67387</text:p>
          </table:table-cell>
          <table:table-cell table:formula="oooc:=NPER([.C42];[.D42];[.E42];[.F42];[.G42])" office:value-type="float" office:value="59.6738656742946">
            <text:p>59,67387</text:p>
          </table:table-cell>
          <table:table-cell table:style-name="ce7" office:value-type="percentage" office:value="0.01">
            <text:p>1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ER</text:p>
          </table:table-cell>
          <table:table-cell table:style-name="ce14"/>
          <table:table-cell office:value-type="string">
            <office:annotation draw:style-name="gr1" draw:text-style-name="P1" svg:width="3.587cm" svg:height="2.016cm" svg:x="33.419cm" svg:y="19.038cm" draw:caption-point-x="-33.419cm" draw:caption-point-y="-19.038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42]);[.A42];[.M42])" office:value-type="float" office:value="59.6738656742946">
            <text:p>59,67387</text:p>
          </table:table-cell>
          <table:table-cell table:style-name="ce15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60.0821228537617">
            <text:p>60,08212</text:p>
          </table:table-cell>
          <table:table-cell table:formula="oooc:=NPER([.C43];[.D43];[.E43];[.F43])" office:value-type="float" office:value="60.0821228537617">
            <text:p>60,08212</text:p>
          </table:table-cell>
          <table:table-cell table:style-name="ce7" office:value-type="percentage" office:value="0.01">
            <text:p>1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48cm" svg:x="33.419cm" svg:y="19.532cm" draw:caption-point-x="-33.419cm" draw:caption-point-y="-19.53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43]);[.A43];[.M43])" office:value-type="float" office:value="60.0821228537617">
            <text:p>60,08212</text:p>
          </table:table-cell>
          <table:table-cell table:style-name="ce15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90">
            <text:p>90</text:p>
          </table:table-cell>
          <table:table-cell table:formula="oooc:=NPER([.C44];[.D44];[.E44];[.F44])" office:value-type="float" office:value="90">
            <text:p>90</text:p>
          </table:table-cell>
          <table:table-cell table:style-name="ce7" office:value-type="percentage" office:value="0">
            <text:p>0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06cm" svg:x="33.419cm" svg:y="20.06cm" draw:caption-point-x="-33.419cm" draw:caption-point-y="-20.06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44]);[.A44];[.M44])" office:value-type="float" office:value="90">
            <text:p>90</text:p>
          </table:table-cell>
          <table:table-cell table:style-name="ce15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9.57859403981316">
            <text:p>-9,57859</text:p>
          </table:table-cell>
          <table:table-cell table:formula="oooc:=NPER([.C45];[.D45];[.E45])" office:value-type="float" office:value="-9.57859403981316">
            <text:p>-9,57859</text:p>
          </table:table-cell>
          <table:table-cell table:style-name="ce7" office:value-type="percentage" office:value="0.01">
            <text:p>1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01cm" svg:x="33.419cm" svg:y="20.531cm" draw:caption-point-x="-33.419cm" draw:caption-point-y="-20.53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45]);[.A45];[.M45])" office:value-type="float" office:value="-9.57859403981316">
            <text:p>-9,57859</text:p>
          </table:table-cell>
          <table:table-cell table:style-name="ce15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9.48809500550582">
            <text:p>-9,4881</text:p>
          </table:table-cell>
          <table:table-cell table:formula="oooc:=NPER([.C46];[.D46];[.E46];;[.F46])" office:value-type="float" office:value="-9.48809500550582">
            <text:p>-9,4881</text:p>
          </table:table-cell>
          <table:table-cell table:style-name="ce7" office:value-type="percentage" office:value="0.01">
            <text:p>1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01cm" svg:x="33.419cm" svg:y="21.002cm" draw:caption-point-x="-33.419cm" draw:caption-point-y="-21.00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46]);[.A46];[.M46])" office:value-type="float" office:value="-9.48809500550582">
            <text:p>-9,4881</text:p>
          </table:table-cell>
          <table:table-cell table:style-name="ce15"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3" office:value-type="float" office:value="-1512.00799202529">
            <text:p>-1512,00799</text:p>
          </table:table-cell>
          <table:table-cell table:formula="oooc:=PMT([.C48];[.D48];[.E48];[.F48];[.G48])" office:value-type="currency" office:currency="RUB" office:value="-1512.00799202529">
            <text:p>-1 512,01руб.</text:p>
          </table:table-cell>
          <table:table-cell table:style-name="ce10" office:value-type="percentage" office:value="0.0066">
            <text:p>0,66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MT</text:p>
          </table:table-cell>
          <table:table-cell table:style-name="ce14"/>
          <table:table-cell office:value-type="string">
            <office:annotation draw:style-name="gr1" draw:text-style-name="P1" svg:width="3.587cm" svg:height="2.025cm" svg:x="33.419cm" svg:y="21.92cm" draw:caption-point-x="-33.419cm" draw:caption-point-y="-21.9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48]);[.A48];[.M48])" office:value-type="float" office:value="-1512.00799202529">
            <text:p>-1512,00799</text:p>
          </table:table-cell>
          <table:table-cell table:style-name="ce15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1500">
            <text:p>-1500</text:p>
          </table:table-cell>
          <table:table-cell table:formula="oooc:=PMT([.C49];[.D49];[.E49];[.F49])" office:value-type="currency" office:currency="RUB" office:value="-1500">
            <text:p>-1 500,00руб.</text:p>
          </table:table-cell>
          <table:table-cell table:style-name="ce10" office:value-type="percentage" office:value="0">
            <text:p>0,00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5000">
            <text:p>5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47cm" svg:x="33.419cm" svg:y="22.369cm" draw:caption-point-x="-33.419cm" draw:caption-point-y="-22.369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49]);[.A49];[.M49])" office:value-type="float" office:value="-1500">
            <text:p>-1500</text:p>
          </table:table-cell>
          <table:table-cell table:style-name="ce15"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1029.86108005342">
            <text:p>-1029,86108</text:p>
          </table:table-cell>
          <table:table-cell table:formula="oooc:=PMT([.C50];[.D50];[.E50];0;[.F50])" office:value-type="currency" office:currency="RUB" office:value="-1029.86108005342">
            <text:p>-1 029,86руб.</text:p>
          </table:table-cell>
          <table:table-cell table:style-name="ce10" office:value-type="percentage" office:value="0.0066">
            <text:p>0,66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47cm" svg:x="33.419cm" svg:y="22.84cm" draw:caption-point-x="-33.419cm" draw:caption-point-y="-22.84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50]);[.A50];[.M50])" office:value-type="float" office:value="-1029.86108005342">
            <text:p>-1029,86108</text:p>
          </table:table-cell>
          <table:table-cell table:style-name="ce15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1036.65816318177">
            <text:p>-1036,65816</text:p>
          </table:table-cell>
          <table:table-cell table:formula="oooc:=PMT([.C51];[.D51];[.E51])" office:value-type="currency" office:currency="RUB" office:value="-1036.65816318177">
            <text:p>-1 036,66руб.</text:p>
          </table:table-cell>
          <table:table-cell table:style-name="ce10" office:value-type="percentage" office:value="0.0066">
            <text:p>0,66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1.762cm" svg:x="33.419cm" svg:y="23.311cm" draw:caption-point-x="-33.419cm" draw:caption-point-y="-23.31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51]);[.A51];[.M51])" office:value-type="float" office:value="-1036.65816318177">
            <text:p>-1036,65816</text:p>
          </table:table-cell>
          <table:table-cell table:style-name="ce15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129.081160867995">
            <text:p>-129,08116</text:p>
          </table:table-cell>
          <table:table-cell table:formula="oooc:=PMT([.C52];[.D52];[.E52];[.F52])" office:value-type="currency" office:currency="RUB" office:value="-129.081160867995">
            <text:p>-129,08руб.</text:p>
          </table:table-cell>
          <table:table-cell table:style-name="ce10" office:value-type="percentage" office:value="0.005">
            <text:p>0,50%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0000">
            <text:p>5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81cm" svg:x="33.419cm" svg:y="23.782cm" draw:caption-point-x="-33.419cm" draw:caption-point-y="-23.78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52]);[.A52];[.M52])" office:value-type="float" office:value="-129.081160867995">
            <text:p>-129,08116</text:p>
          </table:table-cell>
          <table:table-cell table:style-name="ce15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231.481481481481">
            <text:p>-231,48148</text:p>
          </table:table-cell>
          <table:table-cell table:formula="oooc:=PMT([.C53];[.D53];[.E53];[.F53])" office:value-type="currency" office:currency="RUB" office:value="-231.481481481481">
            <text:p>-231,48руб.</text:p>
          </table:table-cell>
          <table:table-cell table:style-name="ce10" office:value-type="percentage" office:value="0">
            <text:p>0,00%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0000">
            <text:p>5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26cm" svg:x="33.419cm" svg:y="24.253cm" draw:caption-point-x="-33.419cm" draw:caption-point-y="-24.25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53]);[.A53];[.M53])" office:value-type="float" office:value="-231.481481481481">
            <text:p>-231,48148</text:p>
          </table:table-cell>
          <table:table-cell table:style-name="ce15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3" office:value-type="float" office:value="-70842.6516709746">
            <text:p>-70842,65167</text:p>
          </table:table-cell>
          <table:table-cell table:formula="oooc:=PV([.C55];[.D55];[.E55];[.F55];[.G55])" office:value-type="currency" office:currency="RUB" office:value="-70842.6516709747">
            <text:p>-70 842,65руб.</text:p>
          </table:table-cell>
          <table:table-cell table:style-name="ce10" office:value-type="percentage" office:value="0.0066">
            <text:p>0,66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50000">
            <text:p>50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V</text:p>
          </table:table-cell>
          <table:table-cell table:style-name="ce14"/>
          <table:table-cell office:value-type="string">
            <office:annotation draw:style-name="gr1" draw:text-style-name="P1" svg:width="3.587cm" svg:height="2.37cm" svg:x="33.419cm" svg:y="25.129cm" draw:caption-point-x="-33.419cm" draw:caption-point-y="-25.129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55]);[.A55];[.M55])" office:value-type="float" office:value="-70842.6516709746">
            <text:p>-70842,65167</text:p>
          </table:table-cell>
          <table:table-cell table:style-name="ce15"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70445.7633240951">
            <text:p>-70445,76332</text:p>
          </table:table-cell>
          <table:table-cell table:formula="oooc:=PV([.C56];[.D56];[.E56];[.F56])" office:value-type="currency" office:currency="RUB" office:value="-70445.7633240952">
            <text:p>-70 445,76руб.</text:p>
          </table:table-cell>
          <table:table-cell table:style-name="ce10" office:value-type="percentage" office:value="0.0066">
            <text:p>0,66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50000">
            <text:p>5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1.771cm" svg:x="33.419cm" svg:y="25.533cm" draw:caption-point-x="-33.419cm" draw:caption-point-y="-25.53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56]);[.A56];[.M56])" office:value-type="float" office:value="-70445.7633240951">
            <text:p>-70445,76332</text:p>
          </table:table-cell>
          <table:table-cell table:style-name="ce15"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170000">
            <text:p>-170000</text:p>
          </table:table-cell>
          <table:table-cell table:formula="oooc:=PV([.C57];[.D57];[.E57];[.F57])" office:value-type="currency" office:currency="RUB" office:value="-170000">
            <text:p>-170 000,00руб.</text:p>
          </table:table-cell>
          <table:table-cell table:style-name="ce10" office:value-type="percentage" office:value="0">
            <text:p>0,00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50000">
            <text:p>5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49cm" svg:x="33.419cm" svg:y="26.004cm" draw:caption-point-x="-33.419cm" draw:caption-point-y="-26.004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57]);[.A57];[.M57])" office:value-type="float" office:value="-170000">
            <text:p>-170000</text:p>
          </table:table-cell>
          <table:table-cell table:style-name="ce15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60134.5980120445">
            <text:p>-60134,59801</text:p>
          </table:table-cell>
          <table:table-cell table:formula="oooc:=PV([.C58];[.D58];[.E58])" office:value-type="currency" office:currency="RUB" office:value="-60134.5980120446">
            <text:p>-60 134,60руб.</text:p>
          </table:table-cell>
          <table:table-cell table:style-name="ce10" office:value-type="percentage" office:value="0.0066">
            <text:p>0,66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69cm" svg:x="33.419cm" svg:y="26.42cm" draw:caption-point-x="-33.419cm" draw:caption-point-y="-26.4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58]);[.A58];[.M58])" office:value-type="float" office:value="-60134.5980120445">
            <text:p>-60134,59801</text:p>
          </table:table-cell>
          <table:table-cell table:style-name="ce15"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60531.486358924">
            <text:p>-60531,48636</text:p>
          </table:table-cell>
          <table:table-cell table:formula="oooc:=PV([.C59];[.D59];[.E59];0;[.F59])" office:value-type="currency" office:currency="RUB" office:value="-60531.4863589242">
            <text:p>-60 531,49руб.</text:p>
          </table:table-cell>
          <table:table-cell table:style-name="ce10" office:value-type="percentage" office:value="0.0066">
            <text:p>0,66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1.948cm" svg:x="33.419cm" svg:y="26.946cm" draw:caption-point-x="-33.419cm" draw:caption-point-y="-26.946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59]);[.A59];[.M59])" office:value-type="float" office:value="-60531.486358924">
            <text:p>-60531,48636</text:p>
          </table:table-cell>
          <table:table-cell table:style-name="ce15"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120000">
            <text:p>-120000</text:p>
          </table:table-cell>
          <table:table-cell table:formula="oooc:=PV([.C60];[.D60];[.E60])" office:value-type="currency" office:currency="RUB" office:value="-120000">
            <text:p>-120 000,00руб.</text:p>
          </table:table-cell>
          <table:table-cell table:style-name="ce10" office:value-type="percentage" office:value="0">
            <text:p>0,00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3.587cm" svg:height="2.003cm" svg:x="33.419cm" svg:y="27.417cm" draw:caption-point-x="-33.419cm" draw:caption-point-y="-27.41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5" table:formula="oooc:=IF(ISBLANK([.M60]);[.A60];[.M60])" office:value-type="float" office:value="-120000">
            <text:p>-120000</text:p>
          </table:table-cell>
          <table:table-cell table:style-name="ce15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2" office:value-type="float" office:value="0.00725205419717002">
            <text:p>0,00725</text:p>
          </table:table-cell>
          <table:table-cell table:formula="oooc:=RATE([.C62];[.D62];[.E62];[.F62];[.G62];[.H62])" office:value-type="percentage" office:value="0.00725205419717002">
            <text:p>0,73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 office:value-type="string">
            <text:p>RATE</text:p>
          </table:table-cell>
          <table:table-cell table:style-name="ce14"/>
          <table:table-cell/>
          <table:table-cell/>
          <table:table-cell table:style-name="ce15" table:formula="oooc:=IF(ISBLANK([.M62]);[.A62];[.M62])" office:value-type="float" office:value="0.00725205419717002">
            <text:p>0,00725</text:p>
          </table:table-cell>
          <table:table-cell table:style-name="ce15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.00725205419717002">
            <text:p>0,00725</text:p>
          </table:table-cell>
          <table:table-cell table:formula="oooc:=RATE([.C63];[.D63];[.E63];[.F63];[.G63])" office:value-type="percentage" office:value="0.00725205419717002">
            <text:p>0,73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63]);[.A63];[.M63])" office:value-type="float" office:value="0.00725205419717002">
            <text:p>0,00725</text:p>
          </table:table-cell>
          <table:table-cell table:style-name="ce15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.00692582800794476">
            <text:p>0,00693</text:p>
          </table:table-cell>
          <table:table-cell table:formula="oooc:=RATE([.C64];[.D64];[.E64];[.F64])" office:value-type="percentage" office:value="0.00692582800794476">
            <text:p>0,69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200">
            <text:p>2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64]);[.A64];[.M64])" office:value-type="float" office:value="0.00692582800794476">
            <text:p>0,00693</text:p>
          </table:table-cell>
          <table:table-cell table:style-name="ce15"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.00770147248823346">
            <text:p>0,0077</text:p>
          </table:table-cell>
          <table:table-cell table:formula="oooc:=RATE([.C65];[.D65];[.E65])" office:value-type="percentage" office:value="0.00770147248823346">
            <text:p>0,77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65]);[.A65];[.M65])" office:value-type="float" office:value="0.00770147248823346">
            <text:p>0,0077</text:p>
          </table:table-cell>
          <table:table-cell table:style-name="ce15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.00770147248823346">
            <text:p>0,0077</text:p>
          </table:table-cell>
          <table:table-cell table:formula="oooc:=RATE([.C66];[.D66];[.E66];0;0;[.F66])" office:value-type="percentage" office:value="0.00770147248823346">
            <text:p>0,77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66]);[.A66];[.M66])" office:value-type="float" office:value="0.00770147248823346">
            <text:p>0,0077</text:p>
          </table:table-cell>
          <table:table-cell table:style-name="ce15"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RATE([.C67];[.D67];[.E67];0;0;[.F67])" office:value-type="percentage" office:value="0">
            <text:p>0,00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-120000">
            <text:p>-120000</text:p>
          </table:table-cell>
          <table:table-cell table:style-name="ce11" office:value-type="float" office:value="0">
            <text:p>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67]);[.A67];[.M67])" office:value-type="float" office:value="0">
            <text:p>0</text:p>
          </table:table-cell>
          <table:table-cell table:style-name="ce15"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RATE([.C68];[.D68];[.E68];0;0;[.F68])" office:value-type="percentage" office:value="0">
            <text:p>Err:523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 office:value-type="string">
            <text:p>Err:523</text:p>
          </table:table-cell>
          <table:table-cell/>
          <table:table-cell/>
          <table:table-cell table:style-name="ce15" table:formula="oooc:=IF(ISBLANK([.M68]);[.A68];[.M68])" office:value-type="string" office:string-value="Err:523">
            <text:p>Err:523</text:p>
          </table:table-cell>
          <table:table-cell table:style-name="ce15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2">
          <table:table-cell table:style-name="ce2" office:value-type="float" office:value="384">
            <text:p>384</text:p>
          </table:table-cell>
          <table:table-cell table:formula="oooc:=VDB([.C70];[.D70];[.E70];[.F70];[.G70])" office:value-type="currency" office:currency="RUB" office:value="384">
            <text:p>384,00руб.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VDB</text:p>
          </table:table-cell>
          <table:table-cell table:style-name="ce14"/>
          <table:table-cell/>
          <table:table-cell/>
          <table:table-cell table:style-name="ce15" table:formula="oooc:=IF(ISBLANK([.M70]);[.A70];[.M70])" office:value-type="float" office:value="384">
            <text:p>384</text:p>
          </table:table-cell>
          <table:table-cell table:style-name="ce15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07.2">
            <text:p>307,2</text:p>
          </table:table-cell>
          <table:table-cell table:formula="oooc:=VDB([.C71];[.D71];[.E71];[.F71];[.G71])" office:value-type="currency" office:currency="RUB" office:value="307.2">
            <text:p>307,20руб.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71]);[.A71];[.M71])" office:value-type="float" office:value="307.2">
            <text:p>307,2</text:p>
          </table:table-cell>
          <table:table-cell table:style-name="ce15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29.1456">
            <text:p>329,1456</text:p>
          </table:table-cell>
          <table:table-cell table:formula="oooc:=VDB([.C72];[.D72];[.E72];[.F72];[.G72])" office:value-type="currency" office:currency="RUB" office:value="329.1456">
            <text:p>329,15руб.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72]);[.A72];[.M72])" office:value-type="float" office:value="329.1456">
            <text:p>329,1456</text:p>
          </table:table-cell>
          <table:table-cell table:style-name="ce15"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13.344">
            <text:p>313,344</text:p>
          </table:table-cell>
          <table:table-cell table:formula="oooc:=VDB([.C73];[.D73];[.E73];[.F73];[.G73];[.H73];[.I73])" office:value-type="currency" office:currency="RUB" office:value="313.344">
            <text:p>313,34руб.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.3">
            <text:p>2,3</text:p>
          </table:table-cell>
          <table:table-cell table:style-name="ce8" office:value-type="float" office:value="3.4">
            <text:p>3,4</text:p>
          </table:table-cell>
          <table:table-cell table:style-name="ce8" office:value-type="float" office:value="2">
            <text:p>2</text:p>
          </table:table-cell>
          <table:table-cell table:style-name="ce12" office:value-type="boolean" office:boolean-value="true">
            <text:p>ИСТИНА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73]);[.A73];[.M73])" office:value-type="float" office:value="313.344">
            <text:p>313,344</text:p>
          </table:table-cell>
          <table:table-cell table:style-name="ce15"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890.748405295">
            <text:p>3890,74841</text:p>
          </table:table-cell>
          <table:table-cell table:formula="oooc:=VDB([.C74];[.D74];[.E74];[.F74];[.G74];[.H74])" office:value-type="currency" office:currency="RUB" office:value="3890.748405295">
            <text:p>3 890,75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1.5">
            <text:p>1,5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74]);[.A74];[.M74])" office:value-type="float" office:value="3890.748405295">
            <text:p>3890,74841</text:p>
          </table:table-cell>
          <table:table-cell table:style-name="ce15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28.900849384954">
            <text:p>428,90085</text:p>
          </table:table-cell>
          <table:table-cell table:formula="oooc:=VDB([.C75];[.D75];[.E75];[.F75];[.G75];[.H75];[.I75])" office:value-type="currency" office:currency="RUB" office:value="428.900849384955">
            <text:p>428,90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.5">
            <text:p>1,5</text:p>
          </table:table-cell>
          <table:table-cell table:style-name="ce12" office:value-type="boolean" office:boolean-value="true">
            <text:p>ИСТИНА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75]);[.A75];[.M75])" office:value-type="float" office:value="428.900849384954">
            <text:p>428,90085</text:p>
          </table:table-cell>
          <table:table-cell table:style-name="ce15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357.47">
            <text:p>11357,47</text:p>
          </table:table-cell>
          <table:table-cell table:formula="oooc:=VDB([.C76];[.D76];[.E76];[.F76];[.G76];[.H76])" office:value-type="currency" office:currency="RUB" office:value="11357.47">
            <text:p>11 357,47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.1">
            <text:p>10,1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76]);[.A76];[.M76])" office:value-type="float" office:value="11357.47">
            <text:p>11357,47</text:p>
          </table:table-cell>
          <table:table-cell table:style-name="ce15" table:formula="oooc:=IF(ISBLANK([.O76]);IF(ISERROR([.B76]);&quot;Err:&quot;&amp;ERRORTYPE([.B76])=[.M76];OR([.P76]=[.B76];AND(ISNUMBER([.P76]);ISNUMBER([.B76]);OR(AND([.P76]=0;ABS([.B76])&lt;1E-307);&quot;&quot;&amp;[.B76]=&quot;&quot;&amp;[.P76]))));[.O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488.776192">
            <text:p>2488,77619</text:p>
          </table:table-cell>
          <table:table-cell table:formula="oooc:=VDB([.C77];[.D77];[.E77];[.F77];[.G77];[.H77])" office:value-type="currency" office:currency="RUB" office:value="2488.776192">
            <text:p>2 488,78руб.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.01">
            <text:p>1,01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/>
          <table:table-cell/>
          <table:table-cell/>
          <table:table-cell table:style-name="ce15" table:formula="oooc:=IF(ISBLANK([.M77]);[.A77];[.M77])" office:value-type="float" office:value="2488.776192">
            <text:p>2488,77619</text:p>
          </table:table-cell>
          <table:table-cell table:style-name="ce15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VDB([.C78];[.D78];[.E78];[.F78];[.G78])" office:value-type="currency" office:currency="RUB" office:value="0">
            <text:p>Err:504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04</text:p>
          </table:table-cell>
          <table:table-cell/>
          <table:table-cell/>
          <table:table-cell table:style-name="ce15" table:formula="oooc:=IF(ISBLANK([.M78]);[.A78];[.M78])" office:value-type="string" office:string-value="Err:504">
            <text:p>Err:504</text:p>
          </table:table-cell>
          <table:table-cell table:style-name="ce15"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VDB([.C79];[.D79];[.E79];[.F79];[.G79])" office:value-type="currency" office:currency="RUB" office:value="0">
            <text:p>Err:504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04</text:p>
          </table:table-cell>
          <table:table-cell/>
          <table:table-cell/>
          <table:table-cell table:style-name="ce15" table:formula="oooc:=IF(ISBLANK([.M79]);[.A79];[.M79])" office:value-type="string" office:string-value="Err:504">
            <text:p>Err:504</text:p>
          </table:table-cell>
          <table:table-cell table:style-name="ce15"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VDB([.C80];[.D80];[.E80];[.F80];[.G80])" office:value-type="currency" office:currency="RUB" office:value="0">
            <text:p>Err:50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401">
            <text:p>240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04</text:p>
          </table:table-cell>
          <table:table-cell/>
          <table:table-cell/>
          <table:table-cell table:style-name="ce15" table:formula="oooc:=IF(ISBLANK([.M80]);[.A80];[.M80])" office:value-type="string" office:string-value="Err:504">
            <text:p>Err:504</text:p>
          </table:table-cell>
          <table:table-cell table:style-name="ce15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VDB([.C81];[.D81];[.E81];[.F81];[.G81])" office:value-type="currency" office:currency="RUB" office:value="0">
            <text:p>Err:504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2410">
            <text:p>24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04</text:p>
          </table:table-cell>
          <table:table-cell/>
          <table:table-cell/>
          <table:table-cell table:style-name="ce15" table:formula="oooc:=IF(ISBLANK([.M81]);[.A81];[.M81])" office:value-type="string" office:string-value="Err:504">
            <text:p>Err:504</text:p>
          </table:table-cell>
          <table:table-cell table:style-name="ce15"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47.10447">
            <text:p>1147,10447</text:p>
          </table:table-cell>
          <table:table-cell table:formula="oooc:=VDB([.C82];[.D82];[.E82];[.F82];[.G82];[.H82])" office:value-type="currency" office:currency="RUB" office:value="0">
            <text:p>Err:504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.01">
            <text:p>1,01</text:p>
          </table:table-cell>
          <table:table-cell table:style-name="ce8" office:value-type="float" office:value="0">
            <text:p>0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 office:value-type="string">
            <text:p>Err:504</text:p>
          </table:table-cell>
          <table:table-cell/>
          <table:table-cell/>
          <table:table-cell table:style-name="ce15" table:formula="oooc:=IF(ISBLANK([.M82]);[.A82];[.M82])" office:value-type="string" office:string-value="Err:504">
            <text:p>Err:504</text:p>
          </table:table-cell>
          <table:table-cell table:style-name="ce15"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ooc:=VDB([.C83];[.D83];[.E83];[.F83];[.G83];[.H83])" office:value-type="currency" office:currency="RUB" office:value="0">
            <text:p>Err:504</text:p>
          </table:table-cell>
          <table:table-cell table:style-name="ce8" office:value-type="float" office:value="12345.12">
            <text:p>12345,12</text:p>
          </table:table-cell>
          <table:table-cell table:style-name="ce8" office:value-type="float" office:value="987.65">
            <text:p>987,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.01">
            <text:p>1,01</text:p>
          </table:table-cell>
          <table:table-cell table:style-name="ce8" office:value-type="float" office:value="-0.001">
            <text:p>-0,001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 office:value-type="string">
            <text:p>Err:504</text:p>
          </table:table-cell>
          <table:table-cell/>
          <table:table-cell/>
          <table:table-cell table:style-name="ce15" table:formula="oooc:=IF(ISBLANK([.M83]);[.A83];[.M83])" office:value-type="string" office:string-value="Err:504">
            <text:p>Err:504</text:p>
          </table:table-cell>
          <table:table-cell table:style-name="ce15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17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ce15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HeaderRange" table:base-cell-address="$Sheet1.$A$1" table:cell-range-address="$Sheet1.$A$1:.$N$1"/>
        <table:named-range table:name="NPVRange" table:base-cell-address="$Sheet1.$A$1" table:cell-range-address="$Sheet1.$A$2:.$N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р.</number:text>
    </number:number-style>
    <number:number-style style:name="N157">
      <number:text>-</number:text>
      <number:number number:decimal-places="0" number:min-integer-digits="1" number:grouping="true"/>
      <number:text>р.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р.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р.</number:text>
    </number:number-style>
    <number:number-style style:name="N160">
      <number:text>-</number:text>
      <number:number number:decimal-places="2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р. </number:text>
    </number:number-style>
    <number:number-style style:name="N165P1" style:volatile="true">
      <number:text>-</number:text>
      <number:number number:decimal-places="0" number:min-integer-digits="1" number:grouping="true"/>
      <number:text>р. </number:text>
    </number:number-style>
    <number:number-style style:name="N165P2" style:volatile="true">
      <number:text> -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text> </number:text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text> </number:text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text> </number:text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text> </number:text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text> </number:text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 </number:text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13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2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23:00</dc:date>
    <meta:editing-cycles>5</meta:editing-cycles>
    <meta:editing-duration>PT6M58S</meta:editing-duration>
    <meta:user-defined meta:name="Info 1"/>
    <meta:user-defined meta:name="Info 2"/>
    <meta:user-defined meta:name="Info 3"/>
    <meta:user-defined meta:name="Info 4"/>
    <meta:document-statistic meta:table-count="1" meta:cell-count="873"/>
  </office:meta>
</office:document-meta>
</file>